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4.25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61.99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0.34pt"/>
    </style:style>
    <style:style style:name="co9" style:family="table-column">
      <style:table-column-properties fo:break-before="auto" style:column-width="14.09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24.89pt"/>
    </style:style>
    <style:style style:name="co12" style:family="table-column">
      <style:table-column-properties fo:break-before="auto" style:column-width="31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 style:data-style-name="N124"/>
    <style:style style:name="ce4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w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#BLOCKS= 2 <text:s text:c="9"/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late:</text:p>
          </table:table-cell>
          <table:table-cell office:value-type="string" calcext:value-type="string">
            <text:p>Plate#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PlateFormat</text:p>
          </table:table-cell>
          <table:table-cell office:value-type="string" calcext:value-type="string">
            <text:p>Endpoint</text:p>
          </table:table-cell>
          <table:table-cell office:value-type="string" calcext:value-type="string">
            <text:p>Absorbance</text:p>
          </table:table-cell>
          <table:table-cell office:value-type="string" calcext:value-type="string">
            <text:p>Ra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Temperature(�C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.0617" calcext:value-type="float">
            <text:p>2.0617</text:p>
          </table:table-cell>
          <table:table-cell office:value-type="float" office:value="2.0531" calcext:value-type="float">
            <text:p>2.0531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1067" calcext:value-type="float">
            <text:p>0.10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6395" calcext:value-type="float">
            <text:p>1.6395</text:p>
          </table:table-cell>
          <table:table-cell office:value-type="float" office:value="1.6795" calcext:value-type="float">
            <text:p>1.6795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7" calcext:value-type="float">
            <text:p>0.54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2571" calcext:value-type="float">
            <text:p>1.2571</text:p>
          </table:table-cell>
          <table:table-cell office:value-type="float" office:value="1.2126" calcext:value-type="float">
            <text:p>1.2126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6272" calcext:value-type="float">
            <text:p>0.62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9644" calcext:value-type="float">
            <text:p>0.9644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6484" calcext:value-type="float">
            <text:p>0.64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7118" calcext:value-type="float">
            <text:p>0.7118</text:p>
          </table:table-cell>
          <table:table-cell office:value-type="float" office:value="0.708" calcext:value-type="float">
            <text:p>0.708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6811" calcext:value-type="float">
            <text:p>0.681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2" office:value-type="float" office:value="0.4315" calcext:value-type="float">
            <text:p>0.4315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46" calcext:value-type="float">
            <text:p>0.74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2808" calcext:value-type="float">
            <text:p>0.2808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69" calcext:value-type="float">
            <text:p>0.53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1425" calcext:value-type="float">
            <text:p>0.1425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3951" calcext:value-type="float">
            <text:p>0.3951</text:p>
          </table:table-cell>
          <table:table-cell office:value-type="float" office:value="0.3947" calcext:value-type="float">
            <text:p>0.3947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~E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pyright � 2003 Molecular Devices. All rights reserved.</text:p>
          </table:table-cell>
          <table:table-cell table:number-columns-repeated="21"/>
        </table:table-row>
      </table:table>
      <table:table table:name="worksheet" table:style-name="ta1">
        <table:shapes>
          <draw:frame draw:z-index="0" draw:style-name="gr1" draw:text-style-name="P1" svg:width="385.94pt" svg:height="289.93pt" svg:x="0pt" svg:y="225.3pt">
            <loext:p draw:notify-on-update-of-ranges="worksheet.D2:worksheet.D10 worksheet.E2:worksheet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number-columns-repeated="3" table:default-cell-style-name="Default"/>
        <table:table-column table:style-name="co13" table:default-cell-style-name="ce3"/>
        <table:table-column table:style-name="co13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Con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.0617" calcext:value-type="float">
            <text:p>2.0617</text:p>
          </table:table-cell>
          <table:table-cell office:value-type="float" office:value="2.0531" calcext:value-type="float">
            <text:p>2.0531</text:p>
          </table:table-cell>
          <table:table-cell table:formula="of:=AVERAGE([.B2:.C2])" office:value-type="float" office:value="2.0574" calcext:value-type="float">
            <text:p>2.05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6395" calcext:value-type="float">
            <text:p>1.6395</text:p>
          </table:table-cell>
          <table:table-cell office:value-type="float" office:value="1.6795" calcext:value-type="float">
            <text:p>1.6795</text:p>
          </table:table-cell>
          <table:table-cell table:formula="of:=AVERAGE([.B3:.C3])" office:value-type="float" office:value="1.6595" calcext:value-type="float">
            <text:p>1.6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.2571" calcext:value-type="float">
            <text:p>1.2571</text:p>
          </table:table-cell>
          <table:table-cell office:value-type="float" office:value="1.2126" calcext:value-type="float">
            <text:p>1.2126</text:p>
          </table:table-cell>
          <table:table-cell table:formula="of:=AVERAGE([.B4:.C4])" office:value-type="float" office:value="1.23485" calcext:value-type="float">
            <text:p>1.2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9644" calcext:value-type="float">
            <text:p>0.9644</text:p>
          </table:table-cell>
          <table:table-cell office:value-type="float" office:value="0.9419" calcext:value-type="float">
            <text:p>0.9419</text:p>
          </table:table-cell>
          <table:table-cell table:formula="of:=AVERAGE([.B5:.C5])" office:value-type="float" office:value="0.95315" calcext:value-type="float">
            <text:p>0.95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7118" calcext:value-type="float">
            <text:p>0.7118</text:p>
          </table:table-cell>
          <table:table-cell office:value-type="float" office:value="0.708" calcext:value-type="float">
            <text:p>0.708</text:p>
          </table:table-cell>
          <table:table-cell table:formula="of:=AVERAGE([.B6:.C6])" office:value-type="float" office:value="0.7099" calcext:value-type="float">
            <text:p>0.7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0.4315" calcext:value-type="float">
            <text:p>0.4315</text:p>
          </table:table-cell>
          <table:table-cell table:formula="of:=AVERAGE([.B7:.C7])" office:value-type="float" office:value="0.4315" calcext:value-type="float">
            <text:p>0.43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2799" calcext:value-type="float">
            <text:p>0.2799</text:p>
          </table:table-cell>
          <table:table-cell table:formula="of:=AVERAGE([.B8:.C8])" office:value-type="float" office:value="0.28035" calcext:value-type="float">
            <text:p>0.28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1427" calcext:value-type="float">
            <text:p>0.1427</text:p>
          </table:table-cell>
          <table:table-cell table:formula="of:=AVERAGE([.B9:.C9])" office:value-type="float" office:value="0.1426" calcext:value-type="float">
            <text:p>0.1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1067" calcext:value-type="float">
            <text:p>0.1067</text:p>
          </table:table-cell>
          <table:table-cell table:formula="of:=AVERAGE([.B10:.C10])" office:value-type="float" office:value="0.1059" calcext:value-type="float">
            <text:p>0.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-sn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7" calcext:value-type="float">
            <text:p>0.547</text:p>
          </table:table-cell>
          <table:table-cell table:formula="of:=AVERAGE([.B11:.C11])" office:value-type="float" office:value="0.549" calcext:value-type="float">
            <text:p>0.549</text:p>
          </table:table-cell>
          <table:table-cell table:style-name="ce4" table:formula="of:=[.D11]*1008.91-165.85" office:value-type="float" office:value="388.04159" calcext:value-type="float">
            <text:p>388.0</text:p>
          </table:table-cell>
        </table:table-row>
        <table:table-row table:style-name="ro1">
          <table:table-cell office:value-type="string" calcext:value-type="string">
            <text:p>2c-sn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6272" calcext:value-type="float">
            <text:p>0.6272</text:p>
          </table:table-cell>
          <table:table-cell table:formula="of:=AVERAGE([.B12:.C12])" office:value-type="float" office:value="0.622" calcext:value-type="float">
            <text:p>0.622</text:p>
          </table:table-cell>
          <table:table-cell table:style-name="ce4" table:formula="of:=[.D12]*1008.91-165.85" office:value-type="float" office:value="461.69202" calcext:value-type="float">
            <text:p>461.7</text:p>
          </table:table-cell>
        </table:table-row>
        <table:table-row table:style-name="ro1">
          <table:table-cell office:value-type="string" calcext:value-type="string">
            <text:p>2e-sn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6484" calcext:value-type="float">
            <text:p>0.6484</text:p>
          </table:table-cell>
          <table:table-cell table:formula="of:=AVERAGE([.B13:.C13])" office:value-type="float" office:value="0.63625" calcext:value-type="float">
            <text:p>0.636</text:p>
          </table:table-cell>
          <table:table-cell table:style-name="ce4" table:formula="of:=[.D13]*1008.91-165.85" office:value-type="float" office:value="476.0689875" calcext:value-type="float">
            <text:p>476.1</text:p>
          </table:table-cell>
        </table:table-row>
        <table:table-row table:style-name="ro1">
          <table:table-cell office:value-type="string" calcext:value-type="string">
            <text:p>2g-sn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6811" calcext:value-type="float">
            <text:p>0.6811</text:p>
          </table:table-cell>
          <table:table-cell table:formula="of:=AVERAGE([.B14:.C14])" office:value-type="float" office:value="0.6685" calcext:value-type="float">
            <text:p>0.669</text:p>
          </table:table-cell>
          <table:table-cell table:style-name="ce4" table:formula="of:=[.D14]*1008.91-165.85" office:value-type="float" office:value="508.606335" calcext:value-type="float">
            <text:p>508.6</text:p>
          </table:table-cell>
        </table:table-row>
        <table:table-row table:style-name="ro1">
          <table:table-cell office:value-type="string" calcext:value-type="string">
            <text:p>2i-sn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46" calcext:value-type="float">
            <text:p>0.7446</text:p>
          </table:table-cell>
          <table:table-cell table:formula="of:=AVERAGE([.B15:.C15])" office:value-type="float" office:value="0.7368" calcext:value-type="float">
            <text:p>0.737</text:p>
          </table:table-cell>
          <table:table-cell table:style-name="ce4" table:formula="of:=[.D15]*1008.91-165.85" office:value-type="float" office:value="577.514888" calcext:value-type="float">
            <text:p>577.5</text:p>
          </table:table-cell>
        </table:table-row>
        <table:table-row table:style-name="ro1">
          <table:table-cell office:value-type="string" calcext:value-type="string">
            <text:p>2l-sn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69" calcext:value-type="float">
            <text:p>0.5369</text:p>
          </table:table-cell>
          <table:table-cell table:formula="of:=AVERAGE([.B16:.C16])" office:value-type="float" office:value="0.5347" calcext:value-type="float">
            <text:p>0.535</text:p>
          </table:table-cell>
          <table:table-cell table:style-name="ce4" table:formula="of:=[.D16]*1008.91-165.85" office:value-type="float" office:value="373.614177" calcext:value-type="float">
            <text:p>373.6</text:p>
          </table:table-cell>
        </table:table-row>
        <table:table-row table:style-name="ro1">
          <table:table-cell office:value-type="string" calcext:value-type="string">
            <text:p>2l-pellet</text:p>
          </table:table-cell>
          <table:table-cell office:value-type="float" office:value="0.3951" calcext:value-type="float">
            <text:p>0.3951</text:p>
          </table:table-cell>
          <table:table-cell office:value-type="float" office:value="0.3947" calcext:value-type="float">
            <text:p>0.3947</text:p>
          </table:table-cell>
          <table:table-cell table:formula="of:=AVERAGE([.B17:.C17])" office:value-type="float" office:value="0.3949" calcext:value-type="float">
            <text:p>0.395</text:p>
          </table:table-cell>
          <table:table-cell table:style-name="ce4" table:formula="of:=[.D17]*1008.91-165.85" office:value-type="float" office:value="232.568559" calcext:value-type="float">
            <text:p>23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9:32:53.567710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19:37:21.979806854</dc:date>
    <dc:creator>Bin He</dc:creator>
    <meta:editing-duration>PT14M10S</meta:editing-duration>
    <meta:editing-cycles>2</meta:editing-cycles>
    <meta:generator>LibreOffice/5.1.6.2$Linux_X86_64 LibreOffice_project/10m0$Build-2</meta:generator>
    <meta:document-statistic meta:table-count="2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2c001e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2c001e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linear fit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2"/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16cm" svg:height="10.229cm" xlink:href=".." xlink:type="simple" chart:class="chart:scatter" chart:style-name="ch1">
        <chart:title svg:x="4.74cm" svg:y="0.34cm" chart:style-name="ch2">
          <text:p>BCA standard curve</text:p>
        </chart:title>
        <chart:plot-area chart:style-name="ch3" table:cell-range-address="worksheet.D2:worksheet.E10" svg:x="1.283cm" svg:y="1.323cm" svg:width="12.061cm" svg:height="7.721cm">
          <chartooo:coordinate-region svg:x="2.275cm" svg:y="1.522cm" svg:width="10.644cm" svg:height="6.875cm"/>
          <chart:axis chart:dimension="x" chart:name="primary-x" chart:style-name="ch4">
            <chart:title svg:x="5.642cm" svg:y="9.248cm" chart:style-name="ch5">
              <text:p>Concentration (ug/mL)</text:p>
            </chart:title>
          </chart:axis>
          <chart:axis chart:dimension="y" chart:name="primary-y" chart:style-name="ch6">
            <chart:title svg:x="0.451cm" svg:y="5.756cm" chart:style-name="ch7">
              <text:p>OD562</text:p>
            </chart:title>
          </chart:axis>
          <chart:series chart:style-name="ch8" chart:values-cell-range-address="worksheet.E2:worksheet.E10" chart:class="chart:scatter">
            <chart:domain table:cell-range-address="worksheet.D2:worksheet.D10"/>
            <chart:regression-curve chart:style-name="ch9">
              <chart:equation chart:display-equation="true" chart:display-r-square="true" svg:x="2.153cm" svg:y="1.786cm" chart:style-name="ch10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574">
                <text:p>2.0574</text:p>
                <draw:g>
                  <svg:desc>worksheet.D2:worksheet.D10</svg:desc>
                </draw:g>
              </table:table-cell>
              <table:table-cell office:value-type="float" office:value="2000">
                <text:p>2000</text:p>
                <draw:g>
                  <svg:desc>worksheet.E2:worksheet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595">
                <text:p>1.659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485">
                <text:p>1.234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315">
                <text:p>0.9531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9">
                <text:p>0.709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15">
                <text:p>0.431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035">
                <text:p>0.280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26">
                <text:p>0.1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59">
                <text:p>0.10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